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USE POLITICHE PRIMA GUERRA MONDIALE</text:p>
      <text:p text:style-name="P1"/>
      <text:p text:style-name="P1"/>
      <text:p text:style-name="P2">La prima guerra mondiale inizia nel 1914 e finisce nel 1918, l'Italia entra nel 1915.</text:p>
      <text:p text:style-name="P2">Un ruolo fondamentale lo ha avuto la Germania, che ha avuto un elevatissimo sviluppo industriale e si è messa in competizione con le altre potenze industriali.</text:p>
      <text:p text:style-name="P2"/>
      <text:p text:style-name="P2">- Rapporti tesi tra vari paesi di europa che poi si alleano</text:p>
      <text:p text:style-name="P2">- Questione balcanica (i paesi balcanici sono la bosnia,l'albania, la romania...)</text:p>
      <text:p text:style-name="P2"/>
      <text:p text:style-name="P2">A SUD impero ottomano</text:p>
      <text:p text:style-name="P2">a NORD impero austro-ungarico</text:p>
      <text:p text:style-name="P2">a EST l'impero russo</text:p>
      <text:p text:style-name="P2"/>
      <text:p text:style-name="P2">i paesi balcanici erano tutti sotto il controllo dell'impero ottomano.</text:p>
      <text:p text:style-name="P2">Nel 1785 ci fu una rivolta dei contadini in Bosnia, in aiuto dei bosniaci, vennero in aiuto la Serbia e il Montenegro. </text:p>
      <text:p text:style-name="P2">L'esercito ottomano intervenne e in un primo momento sconfisse Serbia e Montenegro.</text:p>
      <text:p text:style-name="P2">Successivamente entra in gioco anche la Russia.</text:p>
      <text:p text:style-name="P2">E scoppia uno scontro tra russi ed ottomani, riuscendo ad imporre le loro condizioni.</text:p>
      <text:p text:style-name="P2">Questa pace avrebbe previsto la creazione di un grande Stato di Bulgaria.</text:p>
      <text:p text:style-name="P2">Gli altri stati europei però erano contrari. </text:p>
      <text:p text:style-name="P2"/>
      <text:p text:style-name="P2">La questione poi fu sistemata diplomaticamente nel <text:span text:style-name="T1">Congresso di Berlino (1788):</text:span></text:p>
      <text:p text:style-name="P3">- La Bosnia e l'erzegovina passarono dall'impero ottomano all'impero austro-ungarico.</text:p>
      <text:p text:style-name="P2">- La Serbia diventò un paese autonomo.</text:p>
      <text:p text:style-name="P2">- La Francia ottenne la Tunisia.</text:p>
      <text:p text:style-name="P2">- La Gran Bretagna ottenne l'isola di Ciprio.</text:p>
      <text:p text:style-name="P2"/>
      <text:p text:style-name="P2">Subito dopo il congresso, cominciano a venire fuori le alleanze tra i vari paesi (che poi entreranno in guerra).</text:p>
      <text:p text:style-name="P2">La Germania e l'Austria erano già legate da una alleanza.</text:p>
      <text:p text:style-name="P2">L'Italia si trova in una condizione di rivalità nei confronti della Francia.</text:p>
      <text:p text:style-name="P2">Negli anni 70-80 per la questione libica l'Italia sente la necessità di trovare un alleato sul quale contare eventualmente contro la Francia e questo alleato era la Germania.</text:p>
      <text:p text:style-name="P2">Nel 1882 nasce <text:span text:style-name="T1">la triplice alleanza</text:span> (Italia,Austria,Germania), a carattere difensivo.</text:p>
      <text:p text:style-name="P2">La Germania comincia la corsa allo sviluppo industriale e della flotta militare ed entra in competizione con la Gran Bretagna.</text:p>
      <text:p text:style-name="P2"/>
      <text:p text:style-name="P2">Nel 1907 nasce la seconda alleanza militare: <text:span text:style-name="T1">la triplice intesa</text:span> (Francia, Gran Bretagna e Russia).</text:p>
      <text:p text:style-name="P2"/>
      <text:p text:style-name="P4">Cause della guerra:</text:p>
      <text:p text:style-name="P3">Assasinio dell'arciduca Francesco Ferdinando d'Austria.</text:p>
      <text:p text:style-name="P2">Conflitto germania – francia per territorio</text:p>
      <text:p text:style-name="P2">Tensione Germania – gran bretagna per competizione economica e militare</text:p>
      <text:p text:style-name="P2">interessi dei grandi imperi per avere uno sbocco sul mare nei balcani</text:p>
      <text:p text:style-name="P2">principale motivazione: <text:span text:style-name="T1">il nazionalismo</text:span>, che si era diffuso in tutta l'europa.</text:p>
      <text:p text:style-name="P2"><text:soft-page-break/></text:p>
      <text:p text:style-name="P2">I tedeschi si sentono sempre più vicini ad una guerra e quindi si preparano.</text:p>
      <text:p text:style-name="P2">Una generale tedesco ideò la strategia della guerra su due fronti.</text:p>
      <text:p text:style-name="P2">La russia avrebbe potuto contribuire con un enorme numero di soldati, però erano indietro con la logistica e con i mezzi di trasporti per i soldati.</text:p>
      <text:p text:style-name="P2">I tedeschi volevano concentrare la maggior parte dei soldati nel Belgio (che era un paese neutrale).</text:p>
      <text:p text:style-name="P2"/>
      <text:p text:style-name="P2">L'idea tedesca era di attaccare prima parigi da una parte e finire con una guerra lampo, per poi spostarsi sull'altro fronte con i russi.</text:p>
      <text:p text:style-name="P2">Tutto ciò avrebbe funzionato se la gran bretagna non fosse intervenuta, ciò che poi avvenne.</text:p>
      <text:p text:style-name="P2">L'errore enorme è stato non immaginarsi l'ingresso della Gran Bretagna in guerra. </text:p>
      <text:p text:style-name="P2"/>
      <text:p text:style-name="P2"/>
      <text:p text:style-name="P2">la zona dell'europa orientale, <text:span text:style-name="T1">dei balcani,</text:span> è sempre stato un luogo dove ci sono sempre stati interessi europei. </text:p>
      <text:p text:style-name="P2"/>
      <text:p text:style-name="P2">La Serbia voleva inglobare nel suo territorio tutti i territori slavi della zona, andando contro gli interessi dell'impero Austro-ungarico e anche dell'impero ottomano. (pan-slavismo)</text:p>
      <text:p text:style-name="P2">Ciò determina due guerre balcaniche nell'arco di un solo anno, rompendo certi equilibri in questa zona. </text:p>
      <text:p text:style-name="P2">Dalle due guerre non cambia quasi niente: la Serbia mantiene il Kosovo, l'impero ottomano ne esce più indebolito e la Serbia appare come un paese pericoloso.</text:p>
      <text:p text:style-name="P2"/>
      <text:p text:style-name="P2">Nei primi del 900, l'Italia e la Francia trovano un accordo per spartirsi i territori in Libia.</text:p>
      <text:p text:style-name="P2">L'Italia, per conquistare la Libia deve fare una guerra contro l'impero ottomano.</text:p>
      <text:p text:style-name="P2">L'Italia riuscì nella sua impresa nel 1911.</text:p>
      <text:p text:style-name="P2"/>
      <text:p text:style-name="P2"/>
      <text:p text:style-name="P2">L'occasione che ha dato inizio al conflitto è stato un attentato:</text:p>
      <text:p text:style-name="P2">Nel 1914 viene uscciso l'erede al trono austriaco, figlio dell'imperatore Francesco Giuseppe, per mano di un anarchico serbo, il quale fu subito arrestato.</text:p>
      <text:p text:style-name="P2">Gli austriaci si convinsero che l'attentato fu causato dalla Serbia e decidono di mandarle un ULTIMATUM.</text:p>
      <text:p text:style-name="P2">Prima però si assicurano che abbiano l'appoggio della Germania, che era prontissima con il suo piano strategico.</text:p>
      <text:p text:style-name="P2"/>
      <text:p text:style-name="P2">Condizioni dell'Ultimatum:</text:p>
      <text:p text:style-name="P2">- Si chiedeva che i serbi abbandonassero ogni propaganda anti-austriaca e che allontanassero cariche importanti da chi faceva campagne anti-austriache</text:p>
      <text:p text:style-name="P2">- Gli austriaci pretendevano che gli austriaci partecipassero o guidassero la indagini per l'attentato, prevalicando sulla sovranità del Paese.</text:p>
      <text:p text:style-name="P2"/>
      <text:p text:style-name="P2">La Serbia non potette accettare la seconda condizione.</text:p>
      <text:p text:style-name="P2">Sicche dopo un mese l'Austria-ungheria dichiarò guerra alla Serbia.</text:p>
      <text:p text:style-name="P2">La Russia aiutò la Serbia.</text:p>
      <text:p text:style-name="P2">La Germania dichiara guerra alla Russia.</text:p>
      <text:p text:style-name="P2">Di conseguenza entra in guerra anche la Francia, alleata della Russia.</text:p>
      <text:p text:style-name="P2"><text:soft-page-break/></text:p>
      <text:p text:style-name="P2">I tedeschi invadono il Belgio e subito intervenne l'Inghilterra, che dichiarò guerra alla Germania.</text:p>
      <text:p text:style-name="P2"/>
      <text:p text:style-name="P2">Viene a formarsi il fronte occidentale.</text:p>
      <text:p text:style-name="P2"/>
      <text:p text:style-name="P2">La grande guerra si può dividere in 3 fasi:</text:p>
      <text:p text:style-name="P2"/>
      <text:p text:style-name="P2">1) guerra di movimento (dall'inizio della guerra fino all'autunno del 1914)</text:p>
      <text:p text:style-name="P2">2) guerra di posizione (dalla fine del 1914 al 1917) si combatte, ma non cambia niente.</text:p>
      <text:p text:style-name="P2">3) La svolta (tra la fine del 1917 e la fine del 1918) è dovuta grazie alla ritirata della guerra della Russia e l'ingresso degli Stati Unit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6S</meta:editing-duration>
    <meta:editing-cycles>7</meta:editing-cycles>
    <meta:generator>OpenOffice/4.1.3$Win32 OpenOffice.org_project/413m1$Build-9783</meta:generator>
    <dc:date>2017-10-21T00:13:33.55</dc:date>
    <meta:document-statistic meta:table-count="0" meta:image-count="0" meta:object-count="0" meta:page-count="3" meta:paragraph-count="65" meta:word-count="836" meta:character-count="5329"/>
    <dc:creator>Cristian Borelli</dc:creator>
    <meta:user-defined meta:name="Info 1"/>
    <meta:user-defined meta:name="Info 2"/>
    <meta:user-defined meta:name="Info 3"/>
    <meta:user-defined meta:name="Info 4"/>
  </office:meta>
</office:document-meta>
</file>